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7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2.5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An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Sour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21">
            <text:p>1821</text:p>
          </table:table-cell>
          <table:table-cell office:value-type="string">
            <text:p>Garnier Michel et Petit ML</text:p>
          </table:table-cell>
          <table:table-cell office:value-type="string">
            <text:p>18 rue Dauphine, Versailles</text:p>
          </table:table-cell>
          <table:table-cell office:value-type="string">
            <text:p>Mariage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arnier Michel</text:p>
          </table:table-cell>
          <table:table-cell office:value-type="string">
            <text:p>25 rue des réservoirs, Versailles</text:p>
          </table:table-cell>
          <table:table-cell office:value-type="string">
            <text:p>Décès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Garnier Louise Flore</text:p>
          </table:table-cell>
          <table:table-cell office:value-type="string">
            <text:p>19 rue du réservoir, Versailles</text:p>
          </table:table-cell>
          <table:table-cell office:value-type="string">
            <text:p>Mariage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Petit ML</text:p>
          </table:table-cell>
          <table:table-cell office:value-type="string">
            <text:p>19 rue du réservoir, Versailles</text:p>
          </table:table-cell>
          <table:table-cell office:value-type="string">
            <text:p>Recensement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Garnier Michel Eugène</text:p>
          </table:table-cell>
          <table:table-cell office:value-type="string">
            <text:p>19 rue du réservoir, Versailles</text:p>
          </table:table-cell>
          <table:table-cell office:value-type="string">
            <text:p>Recensement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Petit ML</text:p>
          </table:table-cell>
          <table:table-cell office:value-type="string">
            <text:p>17 rue de la paroisse, Versailles</text:p>
          </table:table-cell>
          <table:table-cell office:value-type="string">
            <text:p>Recensement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Petit ML</text:p>
          </table:table-cell>
          <table:table-cell office:value-type="string">
            <text:p>17 rue de la paroisse, Versailles</text:p>
          </table:table-cell>
          <table:table-cell office:value-type="string">
            <text:p>Mariage fils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Garnier Michel Eugène</text:p>
          </table:table-cell>
          <table:table-cell office:value-type="string">
            <text:p>39 Avenue de Saint Cloud, Versailles</text:p>
          </table:table-cell>
          <table:table-cell office:value-type="string">
            <text:p>Mariage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Petit ML</text:p>
          </table:table-cell>
          <table:table-cell office:value-type="string">
            <text:p>17 rue de la paroisse, Versailles</text:p>
          </table:table-cell>
          <table:table-cell office:value-type="string">
            <text:p>Recensement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Petit ML</text:p>
          </table:table-cell>
          <table:table-cell office:value-type="string">
            <text:p>17bis rue de la paroisse, Versailles</text:p>
          </table:table-cell>
          <table:table-cell office:value-type="string">
            <text:p>Décè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Etude Maitre Degrange (Degrangere) àSceaux</text:p>
          </table:table-cell>
          <table:table-cell table:number-columns-repeated="3"/>
        </table:table-row>
        <table:table-row table:style-name="ro1">
          <table:table-cell office:value-type="string">
            <text:p>Etude de Maitre Huvé/Lemoine à Versaill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fession :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intre sur l'acte de contrat de mari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ntier sur l'acte de mari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intre lors de la naissance de <text:s/>son fils en 18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Retour d'expédition en 1810</text:p>
          </table:table-cell>
          <table:table-cell office:value-type="string">
            <text:p>Naissance de sa fille en juin 1813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Documents demandés :</text:p>
          </table:table-cell>
          <table:table-cell table:number-columns-repeated="3"/>
        </table:table-row>
        <table:table-row table:style-name="ro2">
          <table:table-cell office:value-type="string">
            <text:p>Mise sous tutelle ad hoc de Michel Garnier du 8 Novembre 1753.ref : 3E_0043_045 AD92 Sceaux ME Antoine Champin et successeur</text:p>
          </table:table-cell>
          <table:table-cell table:number-columns-repeated="3"/>
        </table:table-row>
        <table:table-row table:style-name="ro2">
          <table:table-cell office:value-type="string">
            <text:p>Renonciation Michel Garnier le 5 Juin 1754 3E_0043_046 Sceaux</text:p>
          </table:table-cell>
          <table:table-cell table:number-columns-repeated="3"/>
        </table:table-row>
        <table:table-row table:style-name="ro2">
          <table:table-cell office:value-type="string">
            <text:p>Bail de location terre à Michel Garnier le 14 décembre 1772 FRAD092_3E_0043_065</text:p>
          </table:table-cell>
          <table:table-cell table:number-columns-repeated="3"/>
        </table:table-row>
        <table:table-row table:style-name="ro2">
          <table:table-cell office:value-type="string">
            <text:p>Bail de location terre à Michel Garnier le 14 décembre 1773 FRAD092_3E_0043_086</text:p>
          </table:table-cell>
          <table:table-cell table:number-columns-repeated="3"/>
        </table:table-row>
        <table:table-row table:style-name="ro2">
          <table:table-cell office:value-type="string">
            <text:p>Vente Vigne le 29 Décembre 1819 par Michel Garnier <text:s/>FRAD092_3E_NUM_54_0064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1">21/03/2025</text:date>, <text:time>17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 PARNEIX</meta:initial-creator>
    <meta:creation-date>2025-03-17T10:34:33.17</meta:creation-date>
    <dc:date>2025-03-21T17:49:16.96</dc:date>
    <dc:creator>JF PARNEIX</dc:creator>
    <meta:editing-duration>PT5H41M1S</meta:editing-duration>
    <meta:editing-cycles>12</meta:editing-cycles>
    <meta:generator>OpenOffice/4.1.7$Win32 OpenOffice.org_project/417m1$Build-9800</meta:generator>
    <meta:document-statistic meta:table-count="3" meta:cell-count="58" meta:object-count="0"/>
  </office:meta>
</office:document-meta>
</file>